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3ed0" officeooo:paragraph-rsid="00173ed0"/>
    </style:style>
    <style:style style:name="P2" style:family="paragraph" style:parent-style-name="Standard">
      <style:text-properties officeooo:rsid="00173ed0" officeooo:paragraph-rsid="0018c031"/>
    </style:style>
    <style:style style:name="P3" style:family="paragraph" style:parent-style-name="Standard">
      <style:text-properties officeooo:rsid="001a6e57" officeooo:paragraph-rsid="001a6e57"/>
    </style:style>
    <style:style style:name="P4" style:family="paragraph" style:parent-style-name="Standard">
      <style:text-properties officeooo:rsid="001b47f5" officeooo:paragraph-rsid="001b47f5"/>
    </style:style>
    <style:style style:name="T1" style:family="text">
      <style:text-properties officeooo:rsid="0018c031"/>
    </style:style>
    <style:style style:name="T2" style:family="text">
      <style:text-properties officeooo:rsid="001a8ba7"/>
    </style:style>
    <style:style style:name="T3" style:family="text">
      <style:text-properties officeooo:rsid="001ba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d’utilisation appli-messages :</text:p>
      <text:p text:style-name="P1"/>
      <text:p text:style-name="P1">Télécharges les fichier que je t’ai envoyé</text:p>
      <text:p text:style-name="P1"/>
      <text:p text:style-name="P1">Cr<text:span text:style-name="T2">ée</text:span>s une base de donnée</text:p>
      <text:p text:style-name="P1"/>
      <text:p text:style-name="P4">Importe<text:span text:style-name="T3">s</text:span> de dump de la base de donnée <text:span text:style-name="T3">(app_messages.sql)</text:span></text:p>
      <text:p text:style-name="P1"/>
      <text:p text:style-name="P2">Dans le dossier model.php à la ligne 3 entre parenthèses met le nom de ta base de donnée,</text:p>
      <text:p text:style-name="P2"><text:span text:style-name="T1">l</text:span>’identifiant et enfin le mot de passe</text:p>
      <text:p text:style-name="P2"/>
      <text:p text:style-name="P3">En ligne de commande va dans le dossier du projet et tapes php -Slocalhost:8000</text:p>
      <text:p text:style-name="P3"/>
      <text:p text:style-name="P3">vas dans ton moteur de recherche et tape dans la barre d’url localhost:8000/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8:19.214488674</meta:creation-date>
    <dc:date>2017-06-02T15:20:30.859598127</dc:date>
    <meta:editing-duration>PT12M10S</meta:editing-duration>
    <meta:editing-cycles>6</meta:editing-cycles>
    <meta:generator>LibreOffice/5.2.3.1$Linux_X86_64 LibreOffice_project/20m0$Build-1</meta:generator>
    <meta:document-statistic meta:table-count="0" meta:image-count="0" meta:object-count="0" meta:page-count="1" meta:paragraph-count="8" meta:word-count="77" meta:character-count="449" meta:non-whitespace-character-count="380"/>
  </office:meta>
</office:document-meta>
</file>